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9b7d" officeooo:paragraph-rsid="00139b7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9b7d" officeooo:paragraph-rsid="00139b7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6e93" officeooo:paragraph-rsid="00166e9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7d9c3"/>
    </style:style>
    <style:style style:name="P5" style:family="paragraph" style:parent-style-name="Standard">
      <style:paragraph-properties fo:text-align="start" style:justify-single-word="false"/>
      <style:text-properties officeooo:paragraph-rsid="00193180"/>
    </style:style>
    <style:style style:name="P6" style:family="paragraph" style:parent-style-name="Standard">
      <style:paragraph-properties fo:text-align="start" style:justify-single-word="false"/>
      <style:text-properties officeooo:paragraph-rsid="0019b186"/>
    </style:style>
    <style:style style:name="P7" style:family="paragraph" style:parent-style-name="Standard">
      <style:paragraph-properties fo:text-align="start" style:justify-single-word="false"/>
      <style:text-properties officeooo:paragraph-rsid="001a2dba"/>
    </style:style>
    <style:style style:name="P8" style:family="paragraph" style:parent-style-name="Standard">
      <style:paragraph-properties fo:text-align="start" style:justify-single-word="false"/>
      <style:text-properties officeooo:rsid="0019b186" officeooo:paragraph-rsid="0019b186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6e93" officeooo:paragraph-rsid="0019318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180" officeooo:paragraph-rsid="0019318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b186" officeooo:paragraph-rsid="0019b18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b186" officeooo:paragraph-rsid="001a2db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dba" officeooo:paragraph-rsid="001a2db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dba" officeooo:paragraph-rsid="00235ff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a2db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6e93"/>
    </style:style>
    <style:style style:name="T3" style:family="text">
      <style:text-properties fo:language="en" fo:country="US" officeooo:rsid="0017d9c3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66e93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9318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9b186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dba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35ff6" style:font-size-asian="10.5pt" style:font-weight-asian="normal" style:font-size-complex="12pt" style:font-weight-complex="normal"/>
    </style:style>
    <style:style style:name="T10" style:family="text">
      <style:text-properties fo:font-size="12pt" fo:language="en" fo:country="US" style:text-underline-style="none" fo:font-weight="normal" officeooo:rsid="0017d9c3" style:font-size-asian="10.5pt" style:font-weight-asian="normal" style:font-size-complex="12pt" style:font-weight-complex="normal"/>
    </style:style>
    <style:style style:name="T11" style:family="text">
      <style:text-properties fo:font-size="12pt" fo:language="en" fo:country="US" style:text-underline-style="none" fo:font-weight="normal" officeooo:rsid="00193180" style:font-size-asian="10.5pt" style:font-weight-asian="normal" style:font-size-complex="12pt" style:font-weight-complex="normal"/>
    </style:style>
    <style:style style:name="T12" style:family="text">
      <style:text-properties officeooo:rsid="0019b186"/>
    </style:style>
    <style:style style:name="T13" style:family="text">
      <style:text-properties officeooo:rsid="001db66b"/>
    </style:style>
    <style:style style:name="T14" style:family="text">
      <style:text-properties officeooo:rsid="001eb332"/>
    </style:style>
    <style:style style:name="T15" style:family="text">
      <style:text-properties officeooo:rsid="00235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1"/>
      <text:p text:style-name="P1"/>
      <text:p text:style-name="P1"/>
      <text:p text:style-name="P2">STORY(cod_story, tittle, description, cod_game)</text:p>
      <text:p text:style-name="P2"/>
      <text:p text:style-name="P2"><text:tab/>CP{cod_story}<text:tab/>Caj{cod_game} VNN References to GAME</text:p>
      <text:p text:style-name="P2"/>
      <text:p text:style-name="P2">GAME(cod_game, tittle, intro, logo, master, <text:span text:style-name="T13">cod_user</text:span>)</text:p>
      <text:p text:style-name="P2"/>
      <text:p text:style-name="P2"><text:tab/>CP{cod_game}<text:tab/>Caj{cod_user} VNN References to USER</text:p>
      <text:p text:style-name="P2"/>
      <text:p text:style-name="P3">USER(cod_user, userName, pass, email)</text:p>
      <text:p text:style-name="P3"/>
      <text:p text:style-name="P3"><text:tab/>CP{cod_user} </text:p>
      <text:p text:style-name="P3"/>
      <text:p text:style-name="P3">PJ(cod_pj, name, level, xp, alert, communication, manipulation, erudition,</text:p>
      <text:p text:style-name="P4"><text:span text:style-name="T5"><text:s text:c="6"/></text:span><text:bookmark text:name="tw-target-text"/><text:span text:style-name="T1">subterfuge, </text:span><text:span text:style-name="T2">survival, mov</text:span><text:span text:style-name="T3">ement</text:span><text:span text:style-name="T2">, pv, def</text:span><text:span text:style-name="T3">ense</text:span><text:span text:style-name="T2">, </text:span><text:bookmark text:name="tw-target-text1"/><text:span text:style-name="T2">attack, </text:span><text:span text:style-name="T3">instinct,</text:span><text:span text:style-name="T2"> </text:span><text:span text:style-name="T3">power</text:span><text:span text:style-name="T2">,</text:span></text:p>
      <text:p text:style-name="P5"><text:span text:style-name="T2"><text:s text:c="6"/></text:span><text:span text:style-name="T3">strength, dexterity, constitution, intelligence, wisdom, charisma, background,</text:span></text:p>
      <text:p text:style-name="P5"><text:span text:style-name="T10"><text:s text:c="7"/></text:span><text:span text:style-name="T11">cod_user, cod_game, cod_race, cod_class</text:span><text:span text:style-name="T5">)</text:span></text:p>
      <text:p text:style-name="P9"/>
      <text:p text:style-name="P5"><text:span text:style-name="T5"><text:tab/></text:span><text:span text:style-name="T6">CP{cod_PJ}<text:tab/><text:tab/>Caj{cod_user} VNN References to USER</text:span></text:p>
      <text:p text:style-name="P10"><text:tab/><text:tab/><text:tab/><text:tab/>Caj{cod_game} <text:s text:c="8"/>References to GAME</text:p>
      <text:p text:style-name="P10"><text:tab/><text:tab/><text:tab/><text:tab/>Caj{cod_race} VNN References to RACE</text:p>
      <text:p text:style-name="P10"><text:tab/><text:tab/><text:tab/><text:tab/>Caj{cod_class}VNN References to CLASS</text:p>
      <text:p text:style-name="P10"/>
      <text:p text:style-name="P8"><text:span text:style-name="T6">R</text:span><text:span text:style-name="T4">ACE(cod_race, movement, name)</text:span></text:p>
      <text:p text:style-name="P11"/>
      <text:p text:style-name="P11"><text:tab/>CP{cod_race}</text:p>
      <text:p text:style-name="P11"/>
      <text:p text:style-name="P11">CLASS(cod_class, <text:span text:style-name="T14">da</text:span>, name)</text:p>
      <text:p text:style-name="P11"/>
      <text:p text:style-name="P11"><text:tab/>CP{cod_class}</text:p>
      <text:p text:style-name="P11"/>
      <text:p text:style-name="P11">TALENT(cod_talent, description,<text:span text:style-name="T14">name</text:span>)</text:p>
      <text:p text:style-name="P11"/>
      <text:p text:style-name="P11"><text:tab/>CP{cod_talent}</text:p>
      <text:p text:style-name="P11"/>
      <text:p text:style-name="P11">RACE_TALENT(cod_race,cod_talent)</text:p>
      <text:p text:style-name="P11"/>
      <text:p text:style-name="P11"><text:tab/>CP{cod_race,cod_talent}<text:tab/>Caj{cod_race} References to RACE</text:p>
      <text:p text:style-name="P6"><text:span text:style-name="T12"><text:tab/><text:tab/><text:tab/><text:tab/><text:tab/></text:span><text:span text:style-name="T7">Caj{cod_talent} References to TALENT</text:span></text:p>
      <text:p text:style-name="P10"/>
      <text:p text:style-name="P6"><text:span text:style-name="T7">CLASS</text:span><text:span text:style-name="T4">_TALENT(cod_</text:span><text:span text:style-name="T7">class</text:span><text:span text:style-name="T4">,cod_talent)</text:span></text:p>
      <text:p text:style-name="P11"/>
      <text:p text:style-name="P11"><text:tab/>CP{cod_class,cod_talent}<text:tab/>Caj{cod_class} References to CLASS</text:p>
      <text:p text:style-name="P12"><text:tab/><text:tab/><text:tab/><text:tab/><text:tab/>Caj{cod_talent} References to TALENT</text:p>
      <text:p text:style-name="P12"/>
      <text:p text:style-name="P13">EQUIPMENT(cod_equipment, name, price)</text:p>
      <text:p text:style-name="P13"/>
      <text:p text:style-name="P13"><text:tab/>CP{cod_equipment}</text:p>
      <text:p text:style-name="P13"/>
      <text:p text:style-name="P13"><text:soft-page-break/>PJ_EQUIPMENT(cod_equipment, cod_pj)</text:p>
      <text:p text:style-name="P13"/>
      <text:p text:style-name="P7"><text:span text:style-name="T8"><text:tab/>CP{cod_equipment,cod_pj}<text:tab/>Caj{cod_equipment} References to EQUIPMENT</text:span><text:span text:style-name="T6"><text:tab/><text:tab/><text:tab/><text:tab/><text:tab/><text:tab/><text:tab/></text:span><text:span text:style-name="T8">Caj{cod_pj} References to PJ</text:span></text:p>
      <text:p text:style-name="P13"/>
      <text:p text:style-name="P7"><text:span text:style-name="T8">ARMOR(cod_</text:span><text:span text:style-name="T9">equipment</text:span><text:span text:style-name="T8">, defense)</text:span></text:p>
      <text:p text:style-name="P13"/>
      <text:p text:style-name="P13"><text:tab/>CP{cod_equipment}<text:tab/><text:tab/>Caj{cod_equipment} References to EQUIPMENT</text:p>
      <text:p text:style-name="P13"/>
      <text:p text:style-name="P14">WEAPON(cod_<text:span text:style-name="T15">equipment</text:span>, damage)</text:p>
      <text:p text:style-name="P13"/>
      <text:p text:style-name="P13"><text:tab/>CP{cod_equipment}<text:tab/><text:tab/>Caj{cod_equipment} References to EQUIPMENT</text:p>
      <text:p text:style-name="P13"/>
      <text:p text:style-name="P14">RANGED(cod_ <text:span text:style-name="T15">equipment,</text:span> range, shots)</text:p>
      <text:p text:style-name="P13"/>
      <text:p text:style-name="P13"><text:tab/>CP{cod_equipment}<text:tab/><text:tab/>Caj{cod_equipment} References to EQUIPMENT</text:p>
      <text:p text:style-name="P1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1:33:18.050045603</meta:creation-date>
    <dc:date>2020-11-02T20:27:30.904666901</dc:date>
    <meta:editing-duration>PT7H1M25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7" meta:word-count="144" meta:character-count="1595" meta:non-whitespace-character-count="1414"/>
  </office:meta>
</office:document-meta>
</file>